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svg:font-family="Courier, monospace"/>
    <style:font-face style:name="Lohit Devanagari1" svg:font-family="'Lohit Devanagari'"/>
    <style:font-face style:name="Lucida Grande" svg:font-family="'Lucida Grande', Arial, sans-serif"/>
    <style:font-face style:name="Nunito" svg:font-family="Nuni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tyle="italic" style:font-style-asian="italic" style:font-style-complex="italic"/>
    </style:style>
    <style:style style:name="P2" style:family="paragraph" style:parent-style-name="Text_20_body">
      <style:text-properties officeooo:paragraph-rsid="000baf47"/>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rsid="000c8bde" officeooo:paragraph-rsid="000c8bde"/>
    </style:style>
    <style:style style:name="P5" style:family="paragraph" style:parent-style-name="Text_20_body">
      <style:text-properties officeooo:paragraph-rsid="000c8bde"/>
    </style:style>
    <style:style style:name="P6" style:family="paragraph" style:parent-style-name="Text_20_body">
      <style:text-properties officeooo:rsid="000e66f0" officeooo:paragraph-rsid="000e66f0"/>
    </style:style>
    <style:style style:name="P7" style:family="paragraph" style:parent-style-name="Text_20_body">
      <style:text-properties officeooo:paragraph-rsid="000e66f0"/>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italic" officeooo:rsid="000e66f0" officeooo:paragraph-rsid="000e66f0" style:font-style-asian="italic" style:font-style-complex="italic"/>
    </style:style>
    <style:style style:name="P10" style:family="paragraph" style:parent-style-name="Text_20_body">
      <style:text-properties officeooo:rsid="00100f8a" officeooo:paragraph-rsid="00100f8a"/>
    </style:style>
    <style:style style:name="P11" style:family="paragraph" style:parent-style-name="Text_20_body">
      <style:text-properties officeooo:paragraph-rsid="00100f8a"/>
    </style:style>
    <style:style style:name="P12" style:family="paragraph" style:parent-style-name="Text_20_body">
      <style:text-properties fo:font-style="normal" officeooo:rsid="00236372" officeooo:paragraph-rsid="00236372" style:font-style-asian="normal" style:font-style-complex="normal"/>
    </style:style>
    <style:style style:name="P13" style:family="paragraph" style:parent-style-name="Text_20_body">
      <style:text-properties officeooo:rsid="0011a415" officeooo:paragraph-rsid="0011a415"/>
    </style:style>
    <style:style style:name="P14" style:family="paragraph" style:parent-style-name="Text_20_body">
      <style:text-properties officeooo:rsid="0011e1c1" officeooo:paragraph-rsid="0011e1c1"/>
    </style:style>
    <style:style style:name="P15" style:family="paragraph" style:parent-style-name="Text_20_body">
      <style:text-properties officeooo:paragraph-rsid="0011e1c1"/>
    </style:style>
    <style:style style:name="P16" style:family="paragraph" style:parent-style-name="Text_20_body">
      <style:text-properties officeooo:rsid="0013e032" officeooo:paragraph-rsid="0013e032"/>
    </style:style>
    <style:style style:name="P17" style:family="paragraph" style:parent-style-name="Text_20_body">
      <style:text-properties officeooo:paragraph-rsid="0013e032"/>
    </style:style>
    <style:style style:name="P18" style:family="paragraph" style:parent-style-name="Text_20_body">
      <style:text-properties officeooo:rsid="0013e582" officeooo:paragraph-rsid="0013e582"/>
    </style:style>
    <style:style style:name="P19" style:family="paragraph" style:parent-style-name="Text_20_body">
      <style:text-properties officeooo:paragraph-rsid="0013e582"/>
    </style:style>
    <style:style style:name="P20" style:family="paragraph" style:parent-style-name="Text_20_body">
      <style:text-properties officeooo:rsid="00160ef0" officeooo:paragraph-rsid="00160ef0"/>
    </style:style>
    <style:style style:name="P21" style:family="paragraph" style:parent-style-name="Text_20_body">
      <style:text-properties officeooo:rsid="00160ef0" officeooo:paragraph-rsid="0016cf1f"/>
    </style:style>
    <style:style style:name="P22" style:family="paragraph" style:parent-style-name="Text_20_body">
      <style:text-properties officeooo:rsid="0018d4e9" officeooo:paragraph-rsid="0018d4e9"/>
    </style:style>
    <style:style style:name="P23" style:family="paragraph" style:parent-style-name="Text_20_body">
      <style:text-properties officeooo:paragraph-rsid="0018d4e9"/>
    </style:style>
    <style:style style:name="P24" style:family="paragraph" style:parent-style-name="Text_20_body">
      <style:text-properties officeooo:paragraph-rsid="001cb41f"/>
    </style:style>
    <style:style style:name="P25" style:family="paragraph" style:parent-style-name="Text_20_body">
      <style:text-properties officeooo:paragraph-rsid="001dec35"/>
    </style:style>
    <style:style style:name="P26" style:family="paragraph" style:parent-style-name="Text_20_body">
      <style:text-properties officeooo:rsid="001fe03a" officeooo:paragraph-rsid="001fe03a"/>
    </style:style>
    <style:style style:name="P27" style:family="paragraph" style:parent-style-name="Text_20_body">
      <style:text-properties officeooo:rsid="0021846d" officeooo:paragraph-rsid="0021846d"/>
    </style:style>
    <style:style style:name="P28" style:family="paragraph" style:parent-style-name="Text_20_body">
      <style:text-properties officeooo:paragraph-rsid="0021846d"/>
    </style:style>
    <style:style style:name="P29" style:family="paragraph" style:parent-style-name="Text_20_body">
      <style:text-properties officeooo:rsid="00236372" officeooo:paragraph-rsid="00236372"/>
    </style:style>
    <style:style style:name="P30" style:family="paragraph" style:parent-style-name="Text_20_body">
      <style:text-properties officeooo:rsid="002689a1" officeooo:paragraph-rsid="002689a1"/>
    </style:style>
    <style:style style:name="P31" style:family="paragraph" style:parent-style-name="Text_20_body">
      <style:text-properties officeooo:paragraph-rsid="002689a1"/>
    </style:style>
    <style:style style:name="P32" style:family="paragraph" style:parent-style-name="Text_20_body">
      <style:text-properties officeooo:rsid="0029754d" officeooo:paragraph-rsid="0029754d"/>
    </style:style>
    <style:style style:name="P33" style:family="paragraph" style:parent-style-name="Text_20_body">
      <style:text-properties officeooo:rsid="0029754d" officeooo:paragraph-rsid="0029cb98"/>
    </style:style>
    <style:style style:name="P34" style:family="paragraph" style:parent-style-name="Text_20_body">
      <style:text-properties officeooo:rsid="0029cb98" officeooo:paragraph-rsid="0029cb98"/>
    </style:style>
    <style:style style:name="P35" style:family="paragraph" style:parent-style-name="Text_20_body">
      <style:text-properties officeooo:rsid="0029fcd8" officeooo:paragraph-rsid="0029fcd8"/>
    </style:style>
    <style:style style:name="P36" style:family="paragraph" style:parent-style-name="Text_20_body">
      <style:text-properties officeooo:paragraph-rsid="002aac2f"/>
    </style:style>
    <style:style style:name="P37" style:family="paragraph" style:parent-style-name="Text_20_body">
      <style:paragraph-properties fo:margin-left="0in" fo:margin-right="0in" fo:margin-top="0in" fo:margin-bottom="0.1043in" loext:contextual-spacing="false" fo:text-indent="0in" style:auto-text-indent="false"/>
    </style:style>
    <style:style style:name="P38"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39" style:family="paragraph" style:parent-style-name="Text_20_body" style:list-style-name="L1">
      <style:text-properties officeooo:paragraph-rsid="0009c55a"/>
    </style:style>
    <style:style style:name="P40" style:family="paragraph" style:parent-style-name="Text_20_body">
      <style:text-properties officeooo:rsid="000baf47" officeooo:paragraph-rsid="000baf47"/>
    </style:style>
    <style:style style:name="P41" style:family="paragraph" style:parent-style-name="Text_20_body">
      <style:text-properties fo:font-weight="bold" officeooo:rsid="000baf47" style:font-weight-asian="bold" style:font-weight-complex="bold"/>
    </style:style>
    <style:style style:name="P42" style:family="paragraph" style:parent-style-name="Text_20_body">
      <style:text-properties officeooo:rsid="000e66f0" officeooo:paragraph-rsid="000e66f0"/>
    </style:style>
    <style:style style:name="P43" style:family="paragraph" style:parent-style-name="Text_20_body">
      <style:text-properties officeooo:rsid="00113555" officeooo:paragraph-rsid="00113555"/>
    </style:style>
    <style:style style:name="P44" style:family="paragraph" style:parent-style-name="Text_20_body">
      <style:text-properties officeooo:rsid="00100f8a" officeooo:paragraph-rsid="00100f8a"/>
    </style:style>
    <style:style style:name="P45" style:family="paragraph" style:parent-style-name="Text_20_body">
      <style:text-properties fo:font-style="italic" officeooo:rsid="00113555" officeooo:paragraph-rsid="00113555" style:font-style-asian="italic" style:font-style-complex="italic"/>
    </style:style>
    <style:style style:name="P46" style:family="paragraph" style:parent-style-name="Text_20_body">
      <style:text-properties fo:font-style="italic" officeooo:paragraph-rsid="0034afd9" style:font-style-asian="italic" style:font-style-complex="italic"/>
    </style:style>
    <style:style style:name="P47" style:family="paragraph" style:parent-style-name="Text_20_body">
      <style:text-properties fo:font-style="normal" officeooo:rsid="001dec35" officeooo:paragraph-rsid="001dec35" style:font-style-asian="normal" style:font-style-complex="normal"/>
    </style:style>
    <style:style style:name="P48" style:family="paragraph" style:parent-style-name="Text_20_body">
      <style:text-properties fo:font-style="normal" officeooo:rsid="00236372" officeooo:paragraph-rsid="00236372" style:font-style-asian="normal" style:font-style-complex="normal"/>
    </style:style>
    <style:style style:name="P49" style:family="paragraph" style:parent-style-name="Text_20_body">
      <style:text-properties fo:font-style="normal" officeooo:rsid="00236372" officeooo:paragraph-rsid="0024faf5" style:font-style-asian="normal" style:font-style-complex="normal"/>
    </style:style>
    <style:style style:name="P50" style:family="paragraph" style:parent-style-name="Text_20_body">
      <style:text-properties fo:font-style="normal" officeooo:rsid="0024faf5" officeooo:paragraph-rsid="0024faf5" style:font-style-asian="normal" style:font-style-complex="normal"/>
    </style:style>
    <style:style style:name="P51" style:family="paragraph" style:parent-style-name="Text_20_body">
      <style:text-properties officeooo:rsid="0021846d" officeooo:paragraph-rsid="0021846d"/>
    </style:style>
    <style:style style:name="P52" style:family="paragraph" style:parent-style-name="Text_20_body">
      <style:text-properties officeooo:rsid="002689a1" officeooo:paragraph-rsid="002689a1"/>
    </style:style>
    <style:style style:name="P53" style:family="paragraph" style:parent-style-name="Text_20_body">
      <style:text-properties officeooo:rsid="0029cb98" officeooo:paragraph-rsid="0037fb93"/>
    </style:style>
    <style:style style:name="P54" style:family="paragraph" style:parent-style-name="Text_20_body">
      <style:text-properties officeooo:paragraph-rsid="0030c7d4"/>
    </style:style>
    <style:style style:name="P55" style:family="paragraph" style:parent-style-name="Text_20_body">
      <style:text-properties officeooo:paragraph-rsid="0029754d"/>
    </style:style>
    <style:style style:name="P56" style:family="paragraph" style:parent-style-name="Text_20_body">
      <style:text-properties officeooo:paragraph-rsid="00328e89"/>
    </style:style>
    <style:style style:name="P57" style:family="paragraph" style:parent-style-name="Text_20_body">
      <style:text-properties officeooo:paragraph-rsid="0033ce2e"/>
    </style:style>
    <style:style style:name="P58" style:family="paragraph" style:parent-style-name="Text_20_body">
      <style:text-properties officeooo:paragraph-rsid="0034afd9"/>
    </style:style>
    <style:style style:name="P59" style:family="paragraph" style:parent-style-name="Text_20_body">
      <style:text-properties officeooo:paragraph-rsid="00100f8a"/>
    </style:style>
    <style:style style:name="P60" style:family="paragraph" style:parent-style-name="Text_20_body">
      <style:text-properties officeooo:rsid="00354ede" officeooo:paragraph-rsid="00354ede"/>
    </style:style>
    <style:style style:name="P61" style:family="paragraph" style:parent-style-name="Text_20_body">
      <style:text-properties officeooo:paragraph-rsid="001fe03a"/>
    </style:style>
    <style:style style:name="P62" style:family="paragraph" style:parent-style-name="Text_20_body">
      <style:text-properties officeooo:paragraph-rsid="0036cbee"/>
    </style:style>
    <style:style style:name="P63" style:family="paragraph" style:parent-style-name="Text_20_body">
      <style:text-properties officeooo:rsid="00236372" officeooo:paragraph-rsid="0024faf5"/>
    </style:style>
    <style:style style:name="P64" style:family="paragraph" style:parent-style-name="Text_20_body">
      <style:text-properties officeooo:paragraph-rsid="0029cb98"/>
    </style:style>
    <style:style style:name="P65" style:family="paragraph" style:parent-style-name="Text_20_body">
      <style:text-properties officeooo:rsid="0037fb93" officeooo:paragraph-rsid="0037fb93"/>
    </style:style>
    <style:style style:name="P66" style:family="paragraph" style:parent-style-name="Text_20_body">
      <style:text-properties officeooo:paragraph-rsid="0037fb93"/>
    </style:style>
    <style:style style:name="T1" style:family="text">
      <style:text-properties fo:font-style="normal" style:font-style-asian="normal" style:font-style-complex="normal"/>
    </style:style>
    <style:style style:name="T2" style:family="text">
      <style:text-properties fo:font-style="normal" officeooo:rsid="0013e582" style:font-style-asian="normal" style:font-style-complex="normal"/>
    </style:style>
    <style:style style:name="T3" style:family="text">
      <style:text-properties fo:font-style="normal" officeooo:rsid="001506a0" style:font-style-asian="normal" style:font-style-complex="normal"/>
    </style:style>
    <style:style style:name="T4" style:family="text">
      <style:text-properties fo:font-style="normal" officeooo:rsid="00172cfb" style:font-style-asian="normal" style:font-style-complex="normal"/>
    </style:style>
    <style:style style:name="T5" style:family="text">
      <style:text-properties fo:font-style="normal" officeooo:rsid="0018d4e9" style:font-style-asian="normal" style:font-style-complex="normal"/>
    </style:style>
    <style:style style:name="T6" style:family="text">
      <style:text-properties fo:font-style="normal" officeooo:rsid="001cb41f" style:font-style-asian="normal" style:font-style-complex="normal"/>
    </style:style>
    <style:style style:name="T7" style:family="text">
      <style:text-properties fo:font-style="normal" officeooo:rsid="001dec35" style:font-style-asian="normal" style:font-style-complex="normal"/>
    </style:style>
    <style:style style:name="T8" style:family="text">
      <style:text-properties fo:font-style="normal" officeooo:rsid="0021846d" style:font-style-asian="normal" style:font-style-complex="normal"/>
    </style:style>
    <style:style style:name="T9" style:family="text">
      <style:text-properties fo:font-style="normal" officeooo:rsid="00236372" style:font-style-asian="normal" style:font-style-complex="normal"/>
    </style:style>
    <style:style style:name="T10" style:family="text">
      <style:text-properties fo:font-style="normal" officeooo:rsid="0024faf5" style:font-style-asian="normal" style:font-style-complex="normal"/>
    </style:style>
    <style:style style:name="T11" style:family="text">
      <style:text-properties fo:font-style="normal" officeooo:rsid="0036cbee" style:font-style-asian="normal" style:font-style-complex="normal"/>
    </style:style>
    <style:style style:name="T12" style:family="text">
      <style:text-properties fo:font-style="normal" officeooo:rsid="0036f3dc" style:font-style-asian="normal" style:font-style-complex="normal"/>
    </style:style>
    <style:style style:name="T13" style:family="text">
      <style:text-properties fo:color="#00b9fe"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b9fe" style:text-line-through-style="none" style:text-line-through-type="none" style:font-name="Nunito" fo:font-size="15pt" fo:letter-spacing="normal" fo:font-style="normal" style:text-underline-style="none" fo:font-weight="normal" style:text-blinking="false" fo:background-color="#ffffff" loext:char-shading-value="0"/>
    </style:style>
    <style:style style:name="T15" style:family="text">
      <style:text-properties fo:font-weight="bold" style:font-weight-asian="bold" style:font-weight-complex="bold"/>
    </style:style>
    <style:style style:name="T16" style:family="text">
      <style:text-properties fo:font-weight="bold" officeooo:rsid="000baf47" style:font-weight-asian="bold" style:font-weight-complex="bold"/>
    </style:style>
    <style:style style:name="T17" style:family="text">
      <style:text-properties officeooo:rsid="0009c55a"/>
    </style:style>
    <style:style style:name="T18" style:family="text">
      <style:text-properties officeooo:rsid="000baf47"/>
    </style:style>
    <style:style style:name="T19" style:family="text">
      <style:text-properties officeooo:rsid="000c8bde"/>
    </style:style>
    <style:style style:name="T20" style:family="text">
      <style:text-properties officeooo:rsid="000e66f0"/>
    </style:style>
    <style:style style:name="T21" style:family="text">
      <style:text-properties officeooo:rsid="00100f8a"/>
    </style:style>
    <style:style style:name="T22" style:family="text">
      <style:text-properties officeooo:rsid="00113555"/>
    </style:style>
    <style:style style:name="T23" style:family="text">
      <style:text-properties fo:font-style="italic" style:font-style-asian="italic" style:font-style-complex="italic"/>
    </style:style>
    <style:style style:name="T24" style:family="text">
      <style:text-properties fo:font-style="italic" officeooo:rsid="000e66f0" style:font-style-asian="italic" style:font-style-complex="italic"/>
    </style:style>
    <style:style style:name="T25" style:family="text">
      <style:text-properties fo:font-style="italic" officeooo:rsid="002689a1" style:font-style-asian="italic" style:font-style-complex="italic"/>
    </style:style>
    <style:style style:name="T26" style:family="text">
      <style:text-properties fo:font-style="italic" officeooo:rsid="0036cbee" style:font-style-asian="italic" style:font-style-complex="italic"/>
    </style:style>
    <style:style style:name="T27" style:family="text">
      <style:text-properties officeooo:rsid="0011a415"/>
    </style:style>
    <style:style style:name="T28" style:family="text">
      <style:text-properties officeooo:rsid="0011e1c1"/>
    </style:style>
    <style:style style:name="T29" style:family="text">
      <style:text-properties officeooo:rsid="0013e032"/>
    </style:style>
    <style:style style:name="T30" style:family="text">
      <style:text-properties officeooo:rsid="0013e582"/>
    </style:style>
    <style:style style:name="T31" style:family="text">
      <style:text-properties officeooo:rsid="001506a0"/>
    </style:style>
    <style:style style:name="T32" style:family="text">
      <style:text-properties officeooo:rsid="00160ef0"/>
    </style:style>
    <style:style style:name="T33" style:family="text">
      <style:text-properties officeooo:rsid="0016cf1f"/>
    </style:style>
    <style:style style:name="T34" style:family="text">
      <style:text-properties officeooo:rsid="00172cfb"/>
    </style:style>
    <style:style style:name="T35" style:family="text">
      <style:text-properties officeooo:rsid="0018d4e9"/>
    </style:style>
    <style:style style:name="T36" style:family="text">
      <style:text-properties officeooo:rsid="001ab6c1"/>
    </style:style>
    <style:style style:name="T37" style:family="text">
      <style:text-properties officeooo:rsid="001cb41f"/>
    </style:style>
    <style:style style:name="T38" style:family="text">
      <style:text-properties officeooo:rsid="001dec35"/>
    </style:style>
    <style:style style:name="T39" style:family="text">
      <style:text-properties officeooo:rsid="001fe03a"/>
    </style:style>
    <style:style style:name="T40" style:family="text">
      <style:text-properties officeooo:rsid="0021846d"/>
    </style:style>
    <style:style style:name="T41" style:family="text">
      <style:text-properties officeooo:rsid="0024faf5"/>
    </style:style>
    <style:style style:name="T42" style:family="text">
      <style:text-properties officeooo:rsid="002689a1"/>
    </style:style>
    <style:style style:name="T43" style:family="text">
      <style:text-properties officeooo:rsid="0027b886"/>
    </style:style>
    <style:style style:name="T44" style:family="text">
      <style:text-properties officeooo:rsid="0029754d"/>
    </style:style>
    <style:style style:name="T45" style:family="text">
      <style:text-properties officeooo:rsid="0029cb98"/>
    </style:style>
    <style:style style:name="T46" style:family="text">
      <style:text-properties officeooo:rsid="0029fcd8"/>
    </style:style>
    <style:style style:name="T47" style:family="text">
      <style:text-properties officeooo:rsid="002aac2f"/>
    </style:style>
    <style:style style:name="T48" style:family="text">
      <style:text-properties officeooo:rsid="002ced69"/>
    </style:style>
    <style:style style:name="T49" style:family="text">
      <style:text-properties officeooo:rsid="002edba8"/>
    </style:style>
    <style:style style:name="T50" style:family="text">
      <style:text-properties officeooo:rsid="0030c7d4"/>
    </style:style>
    <style:style style:name="T51" style:family="text">
      <style:text-properties officeooo:rsid="00328e89"/>
    </style:style>
    <style:style style:name="T52" style:family="text">
      <style:text-properties officeooo:rsid="0033ce2e"/>
    </style:style>
    <style:style style:name="T53" style:family="text">
      <style:text-properties officeooo:rsid="00341b9c"/>
    </style:style>
    <style:style style:name="T54" style:family="text">
      <style:text-properties officeooo:rsid="003464b0"/>
    </style:style>
    <style:style style:name="T55" style:family="text">
      <style:text-properties officeooo:rsid="0034afd9"/>
    </style:style>
    <style:style style:name="T56" style:family="text">
      <style:text-properties officeooo:rsid="00354ede"/>
    </style:style>
    <style:style style:name="T57" style:family="text">
      <style:text-properties officeooo:rsid="0036cbee"/>
    </style:style>
    <style:style style:name="T58" style:family="text">
      <style:text-properties officeooo:rsid="0036f3dc"/>
    </style:style>
    <style:style style:name="T59" style:family="text">
      <style:text-properties officeooo:rsid="0037fb93"/>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0">
        <draw:text-box fo:min-height="0.0161in">
          <text:p text:style-name="Text_20_body"/>
        </draw:text-box>
      </draw:frame>
      <draw:frame draw:style-name="fr1" draw:name="Frame2" text:anchor-type="page" text:anchor-page-number="1" svg:x="0in" svg:y="0in" svg:width="0.0161in" draw:z-index="1">
        <draw:text-box fo:min-height="0.0161in">
          <text:p text:style-name="Text_20_body"/>
        </draw:text-box>
      </draw:frame>
      <draw:frame draw:style-name="fr1" draw:name="Frame3" text:anchor-type="page" text:anchor-page-number="1" svg:x="0in" svg:y="0in" svg:width="0.0161in" draw:z-index="2">
        <draw:text-box fo:min-height="0.0161in">
          <text:p text:style-name="Text_20_body"/>
        </draw:text-box>
      </draw:frame>
      <draw:frame draw:style-name="fr1" draw:name="Frame4" text:anchor-type="page" text:anchor-page-number="1" svg:x="0in" svg:y="0in" svg:width="0.0161in" draw:z-index="3">
        <draw:text-box fo:min-height="0.0161in">
          <text:p text:style-name="Text_20_body"/>
        </draw:text-box>
      </draw:frame>
      <draw:frame draw:style-name="fr1" draw:name="Frame5" text:anchor-type="page" text:anchor-page-number="1" svg:x="0in" svg:y="0in" svg:width="0.0161in" draw:z-index="4">
        <draw:text-box fo:min-height="0.0161in">
          <text:p text:style-name="Text_20_body"/>
        </draw:text-box>
      </draw:frame>
      <draw:frame draw:style-name="fr1" draw:name="Frame6" text:anchor-type="page" text:anchor-page-number="1" svg:x="0in" svg:y="0in" svg:width="0.0161in" draw:z-index="5">
        <draw:text-box fo:min-height="0.0161in">
          <text:p text:style-name="Text_20_body"/>
        </draw:text-box>
      </draw:frame>
      <draw:frame draw:style-name="fr1" draw:name="Frame7" text:anchor-type="page" text:anchor-page-number="1" svg:x="0in" svg:y="0in" svg:width="0.0161in" draw:z-index="6">
        <draw:text-box fo:min-height="0.0161in">
          <text:p text:style-name="Text_20_body"/>
        </draw:text-box>
      </draw:frame>
      <text:p text:style-name="P38"><text:a xlink:type="simple" xlink:href="https://catlikecoding.com/unity/tutorials/basics/game-objects-and-scripts/" office:target-frame-name="_blank" xlink:show="new" text:style-name="Internet_20_link" text:visited-style-name="Visited_20_Internet_20_Link"><text:span text:style-name="T14">Original tutorial written by CatLikeCoding.</text:span></text:a></text:p>
      <text:p text:style-name="P37"/>
      <text:p text:style-name="P37">Licensing: </text:p>
      <text:p text:style-name="P37">CatLikeCoding's assets and code are MIT-0; their tutorials are licensed under <text:a xlink:type="simple" xlink:href="https://creativecommons.org/licenses/by-nc-sa/4.0/" office:target-frame-name="_blank" xlink:show="new" text:style-name="Internet_20_link" text:visited-style-name="Visited_20_Internet_20_Link"><text:span text:style-name="T13">CC BY-NC-SA 4.0</text:span></text:a>, so this tutorial by extension will be CC BY-NC-SA 4.0. My project files will be public domain, CC0. </text:p>
      <text:p text:style-name="P37"/>
      <text:p text:style-name="P37">What I'm Doing:</text:p>
      <text:p text:style-name="P37">I am simply working on finding Unity tutorials and turning them into Godot tutorials. <text:span text:style-name="T54">I’ve heard some good things about CatLikeCoding, so I decided to start there, if you have any suggestions, be sure to let me know.</text:span></text:p>
      <text:p text:style-name="P37"/>
      <text:p text:style-name="Standard"><text:span text:style-name="Strong_20_Emphasis">Game Objects and Scripts: </text:span><text:span text:style-name="T15">Creating a Clock</text:span><text:line-break/>Made with Godot 3.3.2</text:p>
      <text:p text:style-name="Standard"/>
      <text:p text:style-name="P37">What we will do:</text:p>
      <text:list xml:id="list185457492" text:style-name="L1">
        <text:list-item>
          <text:p text:style-name="P39">Build a clock with simple objects.</text:p>
        </text:list-item>
        <text:list-item>
          <text:p text:style-name="P39">Write a <text:span text:style-name="T17">GDS</text:span>cript.</text:p>
        </text:list-item>
        <text:list-item>
          <text:p text:style-name="P39">Rotate the clock's arms to show the time.</text:p>
        </text:list-item>
      </text:list>
      <text:p text:style-name="P2"><text:line-break/>This is the first tutorial in a series about learning the basics of working with <text:span text:style-name="T18">Godot</text:span>. In it we will create a simple clock and program a <text:span text:style-name="T54">node</text:span> to have it display the current time. You don't need to have any experience with the <text:span text:style-name="T18">Godot</text:span> editor yet. </text:p>
      <text:p text:style-name="P40">If you do not have Godot installed, go to GodotEngine.org and navigate to Download. Download the applicable version and run / install it.</text:p>
      <text:p text:style-name="P2"><text:line-break/><text:span text:style-name="T16">1 </text:span><text:span text:style-name="T15">Creating a Project</text:span></text:p>
      <text:p text:style-name="Text_20_body">Before we can start working with the <text:span text:style-name="T18">Godot</text:span> editor we must first create a project.</text:p>
      <text:p text:style-name="P3"><text:span text:style-name="T18">1.1 </text:span>New Project</text:p>
      <text:p text:style-name="P40">When you open Godot for the first time, you will be presented with a projects overview screen. </text:p>
      <text:p text:style-name="P40">Godot will show all your current projects in the default directory, and various options on the right sidebar. This current directory might not be where you want to save your projects, that’s fine. I will show you how to change your default directory once we load into the editor. </text:p>
      <text:p text:style-name="P2"><text:soft-page-break/><text:span text:style-name="T18">For now, click “New Project”. You will see Project Name, and the Project Path. If you want to save your projects to somewhere other than the default directory, let’s handle changing your project path first. Click on “Browse” next to Project Path. Go ahead and navigate to a folder you want to be your project directory. You can create a new folder to house all your projects if you’d like. Once you have your folder either click on it in and choose “Select This Folder” or open it and choose “Select Current Folder”. <text:s/></text:span></text:p>
      <text:p text:style-name="P40"><text:s/>Now, let’s give our project a name. Mine will be “Nodes and Scripts: Creating a Clock”. Yours can be whatever you would like. To create a project folder, inside our Projects directory, all we have to do is click “Create Folder” next to Project Name. </text:p>
      <text:p text:style-name="P41">1.2 Editor Layout</text:p>
      <text:p text:style-name="Text_20_body">If you haven't customized the editor yet, you will end up with its default window layout.</text:p>
      <text:p text:style-name="P5">On the left <text:span text:style-name="T19">you’ll see “Scene” and “Import” though Import is a tab and is not active at the moment. Scene has a few options, most importantly you’ll see “Create Root Node” and some options below it. This will be our main window for adding things to our scene, but let’s not do anything with it just yet. </text:span></text:p>
      <text:p text:style-name="P6">Below “Scene” you’ll have “Filesystem” this is your project folder contents. All of your files for your project will go here. You can right click files and folders in your directory to bring up options (like create new script, new resource, or new folder).</text:p>
      <text:p text:style-name="P5"><text:span text:style-name="T19">In the middle is your scene view. Right now you’ll have a blank 3D view. You can navigate around </text:span><text:span text:style-name="T54">the screen with the mouse, use</text:span><text:span text:style-name="T19"> </text:span><text:span text:style-name="T20">right click and drag </text:span><text:span text:style-name="T54">to r</text:span><text:span text:style-name="T20">otate your view with your base rotational point at the camera. Middle click and drag rotates your camera around a center point that you’re look</text:span><text:span text:style-name="T54">ing</text:span><text:span text:style-name="T20"> at. The mouse wheel zooms in and out. Hold shift and middle click to change the position of the camera. Play around with these controls to get familiar with them if you’re new. Don’t worry, it’ll take a little bit of time to get used to, but you’ll get it in no time.</text:span></text:p>
      <text:p text:style-name="P6">On the right is “Inspector” and “Node” we can go over those in more detail later.</text:p>
      <text:p text:style-name="P7"/>
      <text:p text:style-name="P10">In Godot if you want to change your layout, you can click the three little dots to the top right of any section and change the “Dock Position”. Then go to “Editor” and click “Save Layout”. If you want to return to default you can go to “Editor” <text:span text:style-name="T55">at the top left of the screen</text:span> and then click “Default”.</text:p>
      <text:p text:style-name="Text_20_body"/>
      <text:p text:style-name="P4"/>
      <text:p text:style-name="P4">1.3 Changing Your Default Directory</text:p>
      <text:p text:style-name="P4">First, for those of you who want to change your default directory, (creating your project in that folder will not make Godot automatically load that folder, we have to set that up in our settings) let’s navigate to “Editor” at the top left. Then click Editor Settings.</text:p>
      <text:p text:style-name="P4"><text:soft-page-break/>On the left there are various tabs and sub tabs. Let’s click “Directories” under the “Filesystem” tab.</text:p>
      <text:p text:style-name="P4">Under “Default Project Path” click the folder to the right of the space. Choose your folder that will house all of your Godot projects. Then <text:span text:style-name="T55">click “Select Current Folder” or <text:s/>“Select This Folder” depending on if you opened it, or just clicked it with your mouse. Then you can close this Editor Settings menu.</text:span></text:p>
      <text:p text:style-name="P4"/>
      <text:p text:style-name="P4">1.4 New Scenes</text:p>
      <text:p text:style-name="P4">Godot does not create a new scene for you by default. When you started your new project <text:span text:style-name="T20">in the “Scene” tab of the left panel</text:span>, you’ll <text:span text:style-name="T20">have the option to choose which nodes you want to add to your project. Let’s go ahead and add a “3D Scene” to our project. This will create a “Spatial” node in our </text:span><text:span text:style-name="T24">hierarchy</text:span><text:span text:style-name="T20">. </text:span><text:span text:style-name="T22">Hierarchy is what we will be calling the collection of nodes that will make up our scene.</text:span></text:p>
      <text:p text:style-name="P43">Godot chains nodes together to create a scene “tree”. We start with a root node, that is top-most node in our hierarchy. <text:s/>Then, you can add “children” to the root node, and every node can have multiple children. Think of it like a family tree. </text:p>
      <text:p text:style-name="P9">If you’re coming from Unity, nodes are similar to Game Objects, except… nodes are everything <text:span text:style-name="T21">else too</text:span>… You’ll understand that more later. </text:p>
      <text:p text:style-name="P6">If we click the Spatial node, we will see <text:span text:style-name="T21">some information appear on it in the “Inspector” tab on the right sidebar. There are various options there, such as Transform, Matrix and Visibility. You can click those to see what options each one offers. If you hover over the name “Translation” under the Transform tab, you’ll see some information pop up to explain what Translation is. The same will happen for Rotation Degrees if you hover over it too. </text:span></text:p>
      <text:p text:style-name="P58"><text:span text:style-name="T21">At the bottom of the inspector tab you’ll see some options like Editor Description, Pause Mode, Process Priority and Script. Some of those will be important for later, but for now, just know where Script is. </text:span></text:p>
      <text:p text:style-name="P46"><text:span text:style-name="T55">To set Scripts: </text:span><text:span text:style-name="T21">If you drag a script into the slot you can set the node’s script. You can also click the </text:span><text:span text:style-name="T29">undo-looking</text:span><text:span text:style-name="T21"> </text:span><text:span text:style-name="T29">icon</text:span><text:span text:style-name="T21"> to the left of the script (it’ll appear only when there is a script there) to set the script back to blank. Also, if you click the drop down menu you can choose between attach a new script and extend an existing script, or load a script from your directory.</text:span></text:p>
      <text:p text:style-name="P10">Now, let’s go ahead and change the name of our Spatial node in the left sidebar. We can do that by double clicking the node, or by right clicking and choosing “Rename”.</text:p>
      <text:p text:style-name="P11"><text:span text:style-name="T21">I like to name my main node “Main”, some people like to name theirs “Game”. You can name it whatever you’d like, but for this tutorial, mine will be named “Main” and you might want to do the same if you’re worried about getting confused.</text:span></text:p>
      <text:p text:style-name="P10">2.0 Building a Simple Clock</text:p>
      <text:p text:style-name="Text_20_body">Now that our project is set up correctly we can start creating our clock.</text:p>
      <text:p text:style-name="P11"><text:soft-page-break/></text:p>
      <text:p text:style-name="P10">2.1 Creating a Nodes</text:p>
      <text:p text:style-name="P10">We need to create a node that will represent the clock. The simplest node we can make in 3D, that has positional data, is a Spatial node. Click your Main node and then click the plus sign at the top left of the Scene tab. Alternatively, you can right click the Main node and click “Add Child Node”. </text:p>
      <text:p text:style-name="P11"><text:span text:style-name="T21">A menu will appear, it’s a little overwhelming at first, but you’ll get the hang of it eventually. For our purposes, </text:span><text:span text:style-name="T22">w</text:span><text:span text:style-name="T21">e just need </text:span><text:span text:style-name="T22">to click</text:span><text:span text:style-name="T21"> Spatial node </text:span><text:span text:style-name="T22">and then “Create” at the bottom, </text:span><text:span text:style-name="T27">alternatively you can double click your desired node.</text:span></text:p>
      <text:p text:style-name="P45">Remember how I said nodes are game objects… but are also everything else? If you remember, when we told Godot to create a 3D Scene, it created a Spatial node in our hierarchy. We renamed that node to Main, but it is still the same as our new node. </text:p>
      <text:p text:style-name="P43">Now, we have a “root” node called Main, and a child node called “Spatial.” You can see that Spatial is a child of Main because of the indent Spatial has.</text:p>
      <text:p text:style-name="P43">Now let’s go ahead and rename Spatial to “Clock”.</text:p>
      <text:p text:style-name="Text_20_body">Because the game object is empty it isn't visible in the scene window itself. However, a manipulation tool is visible at the game object's location, which is at the center of the world.</text:p>
      <text:p text:style-name="Text_20_body">Which manipulation tool is active can be controlled via the buttons at the top left of the editor toolbar. The modes can also be activated via the Q, W, E, R keys. </text:p>
      <text:p text:style-name="Text_20_body">Next to the mode buttons are three more buttons to control <text:span text:style-name="T27">if we see a list of nodes at a position where we have clicked, locking the selected object (so it can’t be moved), and toggling whether the children of a node are selectable (if this is true, you can move children away from their parent node which is normally not what you want). Then we have two more button</text:span><text:span text:style-name="T56">s</text:span>, <text:span text:style-name="T27">for local space</text:span>, and snapping of <text:span text:style-name="T27">the</text:span> manipulation tools.</text:p>
      <text:p text:style-name="P13">2.2 Creating the Face of the Clock.</text:p>
      <text:p text:style-name="Text_20_body">Although we have a clock object, we don't see anything yet. We'll have to add 3D models to it, so something gets rendered. <text:span text:style-name="T27">Godot</text:span> contains a few primitive objects that we can use to build a simple clock. Let's begin by adding a cylinder to the scene. <text:span text:style-name="T27">We can do this by adding a child to the clock, in the menu that appears start typing “Cyl” and you’ll see “CSGCylinder” appear at the bottom of a list, select it and click create, or double click it.</text:span></text:p>
      <text:p text:style-name="P13">Now, you can see a little cylinder has appeared at our center point. With CSGCylinder selected you can see various information about it in the Inspector sidebar, <text:span text:style-name="T29">such as Radius, Height, Sides, and so on. There are also properties like Material, which is important for 3D games.</text:span> If you want to learn more about a property <text:span text:style-name="T29">shown in the sidebar</text:span>, don’t forget you can hover your mouse to see information about it as a tooltip.</text:p>
      <text:p text:style-name="P13"/>
      <text:p text:style-name="P14"><text:soft-page-break/>I’m going to go on a slight tangent to show some information about Godot’s node system. We’re going to look at the inspect<text:span text:style-name="T29">or</text:span> for this, your cylinder shape should still be selected. <text:s/>Scroll all the way down to the bottom of the inspector. At the bottom we’ll see the same “Node” tab that was there before <text:span text:style-name="T29">with our other nodes</text:span>, with editor description, pause mode, process priority and script. </text:p>
      <text:p text:style-name="Text_20_body"><text:span text:style-name="T28">From Godot’s documentation (which is really good, learning the </text:span>read the API is essential for independent development), we see this information about a node.</text:p>
      <text:p text:style-name="Text_20_body">https://docs.godotengine.org/en/stable/classes/class_node.html</text:p>
      <text:p text:style-name="Text_20_body">“Nodes are Godot's building blocks. They can be assigned as the child of another node, resulting in a tree arrangement. A given node can contain any number of nodes as children with the requirement that all siblings (direct children of a node) should have unique names.</text:p>
      <text:p text:style-name="Text_20_body">A tree of nodes is called a <text:span text:style-name="Emphasis">scene</text:span>. Scenes can be saved to the disk and then instanced into other scenes. This allows for very high flexibility in the architecture and data model of Godot projects.”</text:p>
      <text:p text:style-name="P14">But I had already hinted at some of this information. A “Node” is indeed a building block, it’s the start of almost everything else Godot offers. <text:span text:style-name="T29">There are lots of different types of Nodes, like Spatial Node, or CSGCylinder Node, but they all are built upon the base “Node”. 3D nodes are built on the Spatial Node. 2D Nodes like Sprite are built on the 2D Node, etc.</text:span></text:p>
      <text:p text:style-name="P14">Above Node <text:span text:style-name="T29">in the inspector</text:span>, you see “Spatial”. Spatial might look familiar to you, we created 2 of them already. 1 for the Scene and 1 for the clock. Spatial has the same properties as the other Spatials in our scene.</text:p>
      <text:p text:style-name="P15"><text:span text:style-name="T28">Above Spatial is “VisualInstance”, </text:span><text:span text:style-name="T29">above that is</text:span><text:span text:style-name="T28"> “GeometryInstance”. This pattern </text:span><text:span text:style-name="T29">continues</text:span><text:span text:style-name="T28"> all the way up until finally we have CSGCylinder. </text:span></text:p>
      <text:p text:style-name="P14"><text:span text:style-name="T29">In other words, </text:span>A CSGCylinder is made from a CSGPrimitive, which is made from a CSGShape, which is made from a GeometryInstance <text:span text:style-name="T29">which boils down to a basic Node.</text:span></text:p>
      <text:p text:style-name="P14"><text:span text:style-name="T29">So, if</text:span> you peel away all the layers of the CSGCylinder you end up with a basic node. <text:span text:style-name="T29">That’s inheritance, a powerful coding practice that you’ll want to take advantage of in your own games.</text:span></text:p>
      <text:p text:style-name="P16">For instance if you code your own Entity Node, you can then extend Entity to create Enemy, and then extend Enemy to create Bats or Zombies. You could even extend Bats to create SubBats. And all of the base information in an Entity, will be available to you under Bats. But that’s pretty advanced so let’s get back to the topic at hand…</text:p>
      <text:p text:style-name="P16"/>
      <text:p text:style-name="P16">Tangent Over.</text:p>
      <text:p text:style-name="P17"><text:span text:style-name="T29">Let’s turn our cylinder into a clock face. To do that we just have to flatten it. </text:span><text:span text:style-name="T27">You can either manipulate the shape directly in the scene, or you can go to the inspector, and change the “Height” property. I set mine to “0.</text:span><text:span text:style-name="T56">2</text:span><text:span text:style-name="T27">”. </text:span><text:span text:style-name="T28">Just for reference, if you see the </text:span><text:span text:style-name="T29">undo looking</text:span><text:span text:style-name="T28"> button to the left of a property (like you </text:span><text:soft-page-break/><text:span text:style-name="T28">should see to the left of “height” now that you have changed it, you can click that button to revert the settings back to default. </text:span><text:span text:style-name="T56">But, we don’t want to do that for this property.</text:span></text:p>
      <text:p text:style-name="P18">Let’s also increase the size of the cylinder by setting the radius to <text:span text:style-name="T56">10</text:span>.</text:p>
      <text:p text:style-name="Text_20_body">Our clock is supposed to stand or hang on a wall, but its face is currently laying flat. We can fix this by rotating the cylinder a quarter turn. In <text:span text:style-name="T30">Godot</text:span> the X axis points right, the Y axis points up, and the Z axis points forward. So let's design our clock with the same orientation in mind, meaning that we see its front while we're looking at it along the Z axis. <text:span text:style-name="T30">Towards the bottom inspector of our Cylinder, we have the “Spatial” tab, you might have to click “Transform” to open the properties. </text:span><text:span text:style-name="T56">Under “Rotation Degrees” s</text:span>et the cylinder's X rotation to 90.</text:p>
      <text:p text:style-name="Text_20_body">Change the name of the cylinder <text:span text:style-name="T30">node to </text:span><text:span text:style-name="Emphasis"><text:span text:style-name="T30">“</text:span></text:span><text:span text:style-name="Emphasis"><text:span text:style-name="T2">Face</text:span></text:span><text:span text:style-name="Emphasis"><text:span text:style-name="T30">”</text:span></text:span>, as it represents the face of the clock. </text:p>
      <text:p text:style-name="Text_20_body"/>
      <text:p text:style-name="P18">2.3 Creating the Clock Periphery</text:p>
      <text:p text:style-name="Text_20_body">The outer ring of a clock's face usually has markings that help indicate what time <text:span text:style-name="T56">it </text:span>is displaying. This is known as the clock periphery. Let's use blocks to indicate the hours of a 12-hour clock.</text:p>
      <text:p text:style-name="P60">First, let’s position our scene view to view the correct side of the clock. You can click the z axis on the top right corner of the scene view to see the clock directly. In the top left it should say “Rear Orthogonal [auto]” if it says “Front Orthogonal [auto]” then you need to click the x to the left of the z axis, and then click the Z that appears to the left of the x.</text:p>
      <text:p text:style-name="P19">Add a <text:span text:style-name="T31">cube</text:span> object to the scene <text:span text:style-name="T30">by right clicking our Clock node (or left click the clock node and click </text:span><text:span text:style-name="T56">the plus sign</text:span><text:span text:style-name="T30"> at the top left of the hierarchy), then type “</text:span><text:span text:style-name="T31">Box” and choose “CSGBox”. Name it “</text:span><text:span text:style-name="Emphasis"><text:span text:style-name="T3">Hour</text:span></text:span><text:span text:style-name="Emphasis"><text:span text:style-name="T1">12”. </text:span></text:span><text:span text:style-name="T1">The order of the child objects in the hierarchy doesn't matter, you could place it ei</text:span>ther above or below the fac<text:span text:style-name="T31">e. (In 2D the bottom-most node will appear above other nodes).</text:span></text:p>
      <text:p text:style-name="Text_20_body">Set its <text:span text:style-name="T31">Width</text:span> to 0.<text:span text:style-name="T33">5</text:span>, <text:span text:style-name="T31">Height</text:span> <text:s/>to <text:span text:style-name="T33">1</text:span>, and <text:span text:style-name="T31">Depth</text:span> to 0.<text:span text:style-name="T33">1</text:span> so it becomes a narrow flat long block. Then <text:span text:style-name="T31">go to the Inspector, </text:span><text:span text:style-name="T56">f</text:span><text:span text:style-name="T31">ind Spatial, expand Transform and </text:span>set its X position to 0, Y position to <text:span text:style-name="T33">4</text:span>, and Z position to 0.<text:span text:style-name="T33">2</text:span><text:span text:style-name="T31">5</text:span>. That places it on top of the face to indicate hour 12. </text:p>
      <text:p text:style-name="Text_20_body">The indicator is hard to see, because it has the same color as the face. Let's create a separate material for it. <text:span text:style-name="T31">Go back to the inspector, under “CSGBox” there will be the Material tab. Click the dropdown menu and add a new “Spatial Material” </text:span>This gives us a material asset that is a duplicate of the default material. <text:s/><text:span text:style-name="T31">Right click the material and click save, you can save it as “HourIndicatorMaterial” the .tres extension is fine. I saved mine directly into the main folder.</text:span></text:p>
      <text:p text:style-name="P20">Click the material box (you can click the preview sphere directly) to see the material’s properties. It’s a long list… Let’s skip the first few and go directly to “Albedo”. Click it, to see the options, and click the white color beside “Color” to choose a new color. New colors can be decided by choosing a color from click<text:span text:style-name="T56">ing </text:span>the color gradient box, by using the RGBA sliders, <text:span text:style-name="T56">putting in</text:span> a Hex color, or using a color picker (the little dropper to below the rightmost vertical gradient). I’m going to choose #6a6a6a. </text:p>
      <text:p text:style-name="P20"><text:soft-page-break/></text:p>
      <text:p text:style-name="P20">2.4 Twelve Hour Indicators</text:p>
      <text:p text:style-name="Text_20_body">We could make do with a single indicator for hour 12, but let's include one for every hour. <text:span text:style-name="T32">Let’s duplicate the Hour12 node. You can either right click and click duplicate, or use control-d.</text:span></text:p>
      <text:p text:style-name="P21">Godot tries to be helpful by auto renaming our node since it ends with some numbers. <text:span text:style-name="T33">This could help if we duplicated all of our required nodes now, but we’re going to </text:span><text:span text:style-name="T34">be duplicating nodes based on their positions</text:span><text:span text:style-name="T33">, so we’ll just deal with renaming them manually for now. </text:span></text:p>
      <text:p text:style-name="Text_20_body">The duplicate will appear underneath the original in the hierarchy window, also a child of <text:span text:style-name="Emphasis"><text:span text:style-name="T1">Clock</text:span></text:span>. Its name is set to <text:span text:style-name="Emphasis"><text:span text:style-name="T1">Hour</text:span></text:span><text:span text:style-name="Emphasis"><text:span text:style-name="T4">13</text:span></text:span><text:span text:style-name="Emphasis"><text:span text:style-name="T34">.</text:span></text:span> Rename it to “<text:span text:style-name="Emphasis"><text:span text:style-name="T1">Hour</text:span></text:span><text:span text:style-name="Emphasis"><text:span text:style-name="T4">6”</text:span></text:span><text:span text:style-name="Emphasis"><text:span text:style-name="T34"> </text:span></text:span>and negate the Y component of its position so it indicates hour 6.</text:p>
      <text:p text:style-name="Text_20_body">Create indicators for hours 3 and 9 in the same way. In this case their X positions should be 4 and -4 while their Y positions should be zero. Also, set their Z rotation to 90 so they're turned a quarter circle. <text:span text:style-name="T35">Don’t forget to rename them. </text:span></text:p>
      <text:p text:style-name="Text_20_body">Then create another duplicate of “<text:span text:style-name="Emphasis"><text:span text:style-name="T1">Hour12</text:span></text:span><text:span text:style-name="Emphasis">” </text:span><text:span text:style-name="Emphasis"><text:span text:style-name="T5">Node</text:span></text:span>, this time for hour 1. Set its X position to 2, its Y position to 3.464, and its Z rotation to -30. Then duplicate that one for hour 2, swap its X and Y positions <text:span text:style-name="T35">(X as 3.464, Y as 2)</text:span>, and double its Z rotation to -60.</text:p>
      <text:p text:style-name="Text_20_body"/>
      <text:p text:style-name="P22">From CatLikeCoding: </text:p>
      <text:h text:style-name="P1" text:outline-level="3">Where do those numbers come from?</text:h>
      <text:p text:style-name="P8">Each hour covers a 30° clockwise rotation along the Z axis. In this case we use negative rotations because Unity's rotation is counterclockwise. We can find the position for hour 1 via trigonometry. The sine of 30° is ½ and its cosine is<text:bookmark text:name="MJXc-Node-6"/><text:bookmark text:name="MJXc-Node-5"/><text:bookmark text:name="MJXc-Node-4"/><text:bookmark text:name="MJXc-Node-3"/><text:bookmark text:name="MJXc-Node-2"/><text:bookmark text:name="MJXc-Node-1"/><text:bookmark text:name="MathJax-Element-1-Frame"/> √<text:bookmark text:name="MJXc-Node-9"/><text:bookmark text:name="MJXc-Node-8"/><text:bookmark text:name="MJXc-Node-7"/>3<text:bookmark text:name="MJXc-Node-10"/>2. We scale those by the distance at which we position the hours indicator from the center, which is 4. So we end up with X 2 and Y<text:bookmark text:name="MJXc-Node-15"/><text:bookmark text:name="MJXc-Node-14"/><text:bookmark text:name="MJXc-Node-13"/><text:bookmark text:name="MJXc-Node-12"/><text:bookmark text:name="MJXc-Node-11"/><text:bookmark text:name="MathJax-Element-2-Frame"/> 2<text:bookmark text:name="MJXc-Node-16"/>√<text:bookmark text:name="MJXc-Node-19"/><text:bookmark text:name="MJXc-Node-18"/><text:bookmark text:name="MJXc-Node-17"/>3<text:bookmark text:name="MJXc-Node-20"/>≈<text:bookmark text:name="MJXc-Node-21"/>3.464. For hour 2 the rotation is 60°, for which we can simply swap the sine and cosine.</text:p>
      <text:p text:style-name="Text_20_body"/>
      <text:p text:style-name="P23">Duplicate these two indicators and negate their Y positions and their rotations to create the indicators for hours 4 and 5.<text:span text:style-name="T35"> You can change their position in the hierarchy by clicking and dragging, you can select both at the same time before dragging them. Be careful not to make them a child of another number.</text:span></text:p>
      <text:p text:style-name="P23">Then use the same trick on hours 1, 2, 4, and 5 to create the remaining indicators, this time negating their X positions and again their rotations. <text:span text:style-name="T35">You might have to rename some nodes.</text:span></text:p>
      <text:p text:style-name="P23"/>
      <text:p text:style-name="P22">2.5 Creating the Arms</text:p>
      <text:p text:style-name="Text_20_body"><text:soft-page-break/><text:span text:style-name="T1">The next step is to create the arms of the clock. We start with the hour arm. Again duplicate </text:span><text:span text:style-name="Emphasis"><text:span text:style-name="T1">Hour</text:span></text:span><text:span text:style-name="Emphasis"><text:span text:style-name="T5">12 </text:span></text:span><text:span text:style-name="T1">and name it </text:span><text:span text:style-name="Emphasis"><text:span text:style-name="T1">HoursArm</text:span></text:span><text:span text:style-name="T1">. Then create a </text:span><text:span text:style-name="Emphasis"><text:span text:style-name="T1">Clock Arm </text:span></text:span><text:span text:style-name="T1">material and make the arm use it. In this case I made it solid black, hexadecimal 000000. Decrease the arm's </text:span><text:span text:style-name="T6">Width</text:span><text:span text:style-name="T1"> scale to 0.3 and increase its </text:span><text:span text:style-name="T6">Height</text:span><text:span text:style-name="T1"> scale to 2.5. Then change its Y position to 0.75 so it points towards hour 12, but also a bit in the opposite direction. That</text:span> makes it look as if the arm has a little counterweight when it rotates.</text:p>
      <text:p text:style-name="Text_20_body"><text:line-break/>The arm must rotate around the center of the clock, but changing its Z rotation makes it rotate around its own center.</text:p>
      <text:p text:style-name="Text_20_body">This happens because rotation is relative to the local position of the <text:span text:style-name="T37">node</text:span>. To create the appropriate rotation we have to introduce a pivot <text:span text:style-name="T37">node</text:span> and rotate that one instead. So create a new <text:span text:style-name="T36">Spatial node </text:span>and make it a child of <text:span text:style-name="T36">our </text:span><text:span text:style-name="Emphasis"><text:span text:style-name="T1">Clock</text:span></text:span>. Name I<text:span text:style-name="T36">t “</text:span><text:span text:style-name="Emphasis"><text:span text:style-name="T1">HoursArmPivot” </text:span></text:span><text:span text:style-name="T1">and make sure that its position and rotation are zero and its scale is uniformly 1. Then make “</text:span><text:span text:style-name="Emphasis"><text:span text:style-name="T1">HoursArm</text:span></text:span><text:span text:style-name="T1">“ a child of the p</text:span>ivot, <text:span text:style-name="T36">by dragging the “HoursArm” node onto the “HoursArmPivot” node.</text:span></text:p>
      <text:p text:style-name="Text_20_body">Now try rotating the pivot. <text:span text:style-name="T37">You’ll see the “HoursArm” node moving correctly.</text:span></text:p>
      <text:p text:style-name="Text_20_body"><text:span text:style-name="T1">Duplicate “</text:span><text:span text:style-name="Emphasis"><text:span text:style-name="T1">HoursArmPivot” </text:span></text:span><text:span text:style-name="T1">twice to create a “</text:span><text:span text:style-name="Emphasis"><text:span text:style-name="T1">MinutesArmPivot” </text:span></text:span><text:span text:style-name="T1">and a “</text:span><text:span text:style-name="Emphasis"><text:span text:style-name="T1">SecondsArmPivot”</text:span></text:span><text:span text:style-name="T1">. Rename them accordingly, including the duplicated arm child objects.</text:span></text:p>
      <text:p text:style-name="Text_20_body"><text:span text:style-name="Emphasis"><text:span text:style-name="T1">“MinutesArm”</text:span></text:span><text:span text:style-name="Emphasis"> </text:span>should be narrower and longer than “<text:span text:style-name="Emphasis"><text:span text:style-name="T1">HoursArm</text:span></text:span><text:span text:style-name="Emphasis"><text:span text:style-name="T23">”</text:span></text:span><text:span text:style-name="T23">,</text:span> so set its <text:span text:style-name="T37">Width scale</text:span> to 0.2 and <text:span text:style-name="T37">Height</text:span> scale to 4, then increase its Y position to 1. Also change its Z position to 0.35 so it sits on top of the hours arm. Note that this applies to the arm, not its pivot.</text:p>
      <text:p text:style-name="P24">Adju<text:span text:style-name="T37">s</text:span>t “<text:span text:style-name="Emphasis"><text:span text:style-name="T1">SecondsAr</text:span></text:span><text:span text:style-name="Emphasis"><text:span text:style-name="T6">m”</text:span></text:span><text:span text:style-name="Emphasis"> </text:span>as well. This time use 0.1 and 5 for the <text:span text:style-name="T37">width and height </text:span>scale and 1.25 and 0.45 for the Y, Z position.</text:p>
      <text:p text:style-name="Text_20_body">Let's make the seconds arm stand out by creating a separate material for it. I gave it a dark red color, <text:s/><text:span text:style-name="T37">#</text:span>B30000. <text:span text:style-name="T38">I’m not going to save the material for the seconds arm, as it’ll be the only thing using it.</text:span></text:p>
      <text:p text:style-name="Text_20_body">If you haven't done so already, this is a good moment to save the scene, via “<text:span text:style-name="T37">Scene” </text:span><text:span text:style-name="T57">at the top left</text:span><text:span text:style-name="T37">, “Save Scene” </text:span>or the indicated keyboard shortcut<text:span text:style-name="T37">. </text:span><text:span text:style-name="T42">You will be prompted to choose a name, I chose “Main” so my file is Main.tscn.</text:span></text:p>
      <text:p text:style-name="Text_20_body"><text:span text:style-name="T1">It is also a good idea to keep the project's assets organized. As we have </text:span><text:span text:style-name="T7">two saved</text:span><text:span text:style-name="T1"> materials let's put them in a </text:span><text:span text:style-name="Emphasis"><text:span text:style-name="T1">Materials </text:span></text:span><text:span text:style-name="T1">folder that we create via </text:span><text:span text:style-name="Emphasis"><text:span text:style-name="T7">right clicking our res:// folder, and clicking “New Folder”, </text:span></text:span><text:span text:style-name="Emphasis"><text:span text:style-name="T11">name it approperiately.</text:span></text:span><text:span text:style-name="Emphasis"><text:span text:style-name="T7"> </text:span></text:span><text:span text:style-name="T1"><text:s/></text:span>You can then drag the materials there.</text:p>
      <text:p text:style-name="P32">2.6 Creating The Camera</text:p>
      <text:p text:style-name="P32">We will need to add a camera to our scene in order to see our clock when we eventually run the program. So let’s go ahead and right click our main node and “Add Child Node”, or click the main node and click the plus sign at the top left of the scene tab. Type in “Camera” and double click the camera node. Right now we wont be able to see anything, so we need to move the camera back some. Click the camera in our hierarchy and navigate to the transform properties in the inspector. Set the z <text:soft-page-break/>position (under the Translation header) to 11. We can see how that looks by clicking preview at the top left of the scene view. Then we can uncheck preview, since that looks fine.</text:p>
      <text:p text:style-name="Text_20_body"><text:line-break/><text:span text:style-name="T38">3.0 </text:span>Animating the Clock</text:p>
      <text:p text:style-name="Text_20_body">Our clock currently does not tell the time, it's always stuck at twelve o'clock. To animate it we have to add a custom behavior to it. We do this by creating a custom component type, which is defined via a script.</text:p>
      <text:p text:style-name="P25"><text:line-break/><text:span text:style-name="T38">3.</text:span><text:span text:style-name="T39">1</text:span><text:span text:style-name="T38"> </text:span><text:span text:style-name="T39">GDScript</text:span></text:p>
      <text:p text:style-name="Text_20_body"><text:span text:style-name="T1">Add a new script asset to the project / </text:span><text:span text:style-name="T11">Clock node</text:span><text:span text:style-name="T1"> </text:span><text:span text:style-name="T7">by clicking on the Clock in our hierarchy. We have three ways to add a script. <text:s/>You can either click the little + icon at the top left of the hierarchy window (it kinda looks like a scroll with a green +), or you can right click on the Clock node and click attach script. Finally, you can go over to the inspector and find “Script” at the bottom, then click on [empty] or the drop down menu, and select “New Script”. All options will have the same result. <text:s/></text:span></text:p>
      <text:p text:style-name="P47">This will bring up a window, asking about our script. The language is GDScript, that’s correct. It Inherits from a Spatial node, <text:span text:style-name="T57">(</text:span>when a script is created on a node, it will inherit the node type so that you have access to all of the methods available for that node type<text:span text:style-name="T57">)</text:span>. So, don’t mess with Inherits for this script. Then you’ll see Class Name: N/A, <text:span text:style-name="T57">which is fine.</text:span> Template is default, there are a few options such as Empty and No Comments. Personally, I usually just <text:span text:style-name="T57">use </text:span>empty or no comments, but we will leave it as default for now so you can see the comments that come with the base script.</text:p>
      <text:p text:style-name="P47">We don’t need to worry about Built-In Script, so leave that unchecked, and finally, we can choose what we call our script and where it is saved. The default path of “:res://Clock.gd” works for us. <text:span text:style-name="T57">T</text:span>he default script name will be the name of our node, this also works. So we can just click Create.</text:p>
      <text:p text:style-name="Text_20_body">Godot handles scripts directly inside of the engine so you do not have to have an IDE or code editor. You can switch between your Scene and the Scripts tab by looking <text:span text:style-name="T57">at</text:span> the four options at the top middle of the screen. You’ll see 2D, 3D, Script and AssetLib. 2D takes you to a 2D scene, we don’t need that for this project. 3D is our clock scene, Script is our scripts that we’ll be writing, and AssetLib takes you to the AssetLibrary. </text:p>
      <text:p text:style-name="Text_20_body">On a side note, Godot will be implementing a new Asset Library – most likely an Asset Store, so that heading is subject to change in future releases. (The community has been hoping for an asset store where a portion of the proceeds can go to Godot to help fund the engine’s development).</text:p>
      <text:p text:style-name="P26">3.2 Defining a “Component Type”</text:p>
      <text:p text:style-name="P26">I’m going to go with component as describing a thing for this section <text:span text:style-name="T57">because I am not sure on a better wording.</text:span></text:p>
      <text:p text:style-name="Text_20_body">An empty file defines nothing. It must contain the definition of our clock <text:span text:style-name="T39">component</text:span>. What we're going to define isn't a single instance of a component. Instead, we define the general class or type known <text:span text:style-name="T39">as </text:span><text:soft-page-break/><text:span text:style-name="T39">“Clock”.</text:span><text:span text:style-name="T57"> </text:span>Once that's established, we could create multiple such “components” in <text:span text:style-name="T39">Godot</text:span>, even though we'll limit ourselves to a single clock in this tutorial.</text:p>
      <text:p text:style-name="P61">In GDScript, we will define our clock through the script that is currently open in our editor. Technically, this clock script could be considered a class like how Unity’s classes are used to define components. However, we do not have to write that our script is a class. <text:span text:style-name="T26">(</text:span><text:span text:style-name="T23">Though, there is a way to define a class in GDScript (for regular instancing and such), but we will not be covering that in this tutorial</text:span><text:span text:style-name="T26">).</text:span></text:p>
      <text:p text:style-name="P62"><text:span text:style-name="T39">GDScript is sensitives to spaces, and it is a dynamically typed language, a lot like python. </text:span></text:p>
      <text:p text:style-name="P62"><text:span text:style-name="T57">For coders: </text:span><text:span text:style-name="T39">You will not see curly braces, and you will not be declaring your variables’ types. We do not have to worry about setting private or public either </text:span><text:span text:style-name="T40">for our variables either</text:span><text:span text:style-name="T39">. Technically, all variables are public. You may at your own digression, use _ to prefix your variables names as a way to denote that they are private, but this does not actually set anything to private. It can be used a way to </text:span><text:span text:style-name="T40">show</text:span><text:span text:style-name="T39"> that this variable should not be access outside of itself, </text:span><text:span text:style-name="T40">but you can still do so. </text:span></text:p>
      <text:p text:style-name="P27">Our script currently contains some comments below the words “extends Spatial” Comments are denoted with the # symbol. Comments are not code that is executed, so you can put whatever you want after the #. The first comments in our script are:</text:p>
      <text:p text:style-name="P27"># Declare member variables here. Examples:<text:line-break/># var a = 2<text:line-break/># var b = "text"</text:p>
      <text:p text:style-name="P27">We can go ahead and delete these. </text:p>
      <text:p text:style-name="P27">3.3 Getting Hold of an Arm</text:p>
      <text:p text:style-name="P28"><text:span text:style-name="T1"><text:line-break/>To rotate the arms </text:span><text:span text:style-name="T8">nodes, the clock script</text:span><text:span text:style-name="T1"> need</text:span><text:span text:style-name="T11">s</text:span><text:span text:style-name="T1"> to know about th</text:span><text:span text:style-name="T8">em</text:span><text:span text:style-name="T1">. Let's start with the hours arm. Like all </text:span><text:span text:style-name="T8">nodes </text:span><text:span text:style-name="T11">with transform data</text:span><text:span text:style-name="T1">, </text:span><text:span text:style-name="T11">they</text:span><text:span text:style-name="T1"> can be rotated by adjusting </text:span><text:span text:style-name="T11">the</text:span><text:span text:style-name="T8"> transform </text:span><text:span text:style-name="T1">component. So we have to add knowledge of the arm pivot's </text:span><text:span text:style-name="T8">transform component of the clock to the script. </text:span><text:span text:style-name="T1">This can be done by adding a </text:span><text:span text:style-name="T8">variable</text:span><text:span text:style-name="T1"> inside </text:span><text:span text:style-name="T8">the Clock script. </text:span><text:span text:style-name="T9">Variables are added in GDScript by using the word “var”. So, w</text:span><text:span text:style-name="T8">e will have to write out “var” followed by a name such as “hours pivot” except we cannot use spaces in our code <text:s/>(in GDScript we typically use snake case for naming our variables. That means any spaces would instead be replaced with underscores. You are free to use camel case though, which is wordsAreTypedLikeThis. </text:span><text:span text:style-name="T12">Snake case is:</text:span><text:span text:style-name="T8"> words_are_typed_like_this. Also, you will want to make the first letter of your variable lowercase as proper convention. </text:span><text:span text:style-name="T9">While you don’t have to use snake case, you will find that GDScript uses snake case for its methods, so if you want uniform code, you’ll likely want to use snake case)</text:span><text:span text:style-name="T8">. </text:span></text:p>
      <text:p text:style-name="P28"><text:span text:style-name="T9">Since we can’t have spaces</text:span><text:span text:style-name="T8">, to set our arm component </text:span><text:span text:style-name="T9">as a variable</text:span><text:span text:style-name="T8"> we will do so by typing “var hours_pivot” we do not have to worry about telling Godot what type of variable we want, it will figure it out on its own.</text:span></text:p>
      <text:p text:style-name="P29"><text:soft-page-break/><text:span text:style-name="T8">T</text:span><text:span text:style-name="T1">o get the hours_pivot component of our clock for our script, we will need to retrieve it from the scene tree. When we are getting nodes in our variables, we need to make them available after the script has loaded and has access to the scene tree. To do that we need to add “onready” before our “var hours_pivot”. It will look like this: </text:span></text:p>
      <text:p text:style-name="P12">onready var hours_pivot</text:p>
      <text:p text:style-name="P12">Now to tell the script where to find the hours arm pivot node. To do that, we are going to use “= get_node("HoursArmPivot")”. <text:s/>“<text:span text:style-name="T41">get_node()” simply finds a child of our current object (the script is attached to our clock, so any children of clock are available when we use get_node) with the name we use in quotes. Our full code now looks like this: </text:span></text:p>
      <text:p text:style-name="P50">extends Spatial</text:p>
      <text:p text:style-name="P49">onready var hours_pivot = get_node("HoursArmPivot")</text:p>
      <text:p text:style-name="P49"># Called when the node enters the scene tree for the first time.<text:line-break/>func _ready():<text:line-break/><text:tab/>pass # Replace with function body.</text:p>
      <text:p text:style-name="P49"/>
      <text:p text:style-name="P49"># Called every frame. 'delta' is the elapsed time since the previous frame.<text:line-break/>#func _process(delta):<text:line-break/>#<text:tab/>pass</text:p>
      <text:p text:style-name="P50"/>
      <text:p text:style-name="P50">Now our HoursArmPivot node in connected to our code, and we can manipulate <text:span text:style-name="T58">it </text:span>through our script.</text:p>
      <text:p text:style-name="P50">3.4 Knowing all Three Arms</text:p>
      <text:p text:style-name="P50">We have to do the same for the minutes and the seconds arm pivots. So add two more “onready vars” fields to the Clock script, with appropriate names. We have:</text:p>
      <text:p text:style-name="P63"><text:span text:style-name="T1">onready var hours_pivot = get_node("HoursArmPivot")<text:line-break/>onready var </text:span><text:span text:style-name="T10">minutes</text:span><text:span text:style-name="T1">_pivot = get_node("</text:span><text:span text:style-name="T10">Minutes</text:span><text:span text:style-name="T1">ArmPivot")<text:line-break/>onready var </text:span><text:span text:style-name="T10">seconds</text:span><text:span text:style-name="T1">_pivot = get_node("</text:span><text:span text:style-name="T10">Seconds</text:span><text:span text:style-name="T1">ArmPivot")</text:span></text:p>
      <text:p text:style-name="Text_20_body"><text:span text:style-name="T10">3.5 </text:span><text:span text:style-name="T12">Readying Up</text:span></text:p>
      <text:p text:style-name="Text_20_body">Now that we have access to the arm pivots the next step is to rotate them. To do this, we need to tel<text:span text:style-name="T41">l</text:span> <text:span text:style-name="T41">Clock t</text:span>o execute some code. This is done by adding a code block to the class, known as a <text:span text:style-name="T42">function</text:span> <text:span text:style-name="T42">(or a method)</text:span>. The block has to be prefixed by a name. We'll <text:span text:style-name="T42">use</text:span> “<text:span text:style-name="T41">_ready”. </text:span><text:span text:style-name="T42">It’s name</text:span> suggest<text:span text:style-name="T42">s </text:span>that the code should be executed when the component <text:span text:style-name="T41">is ready.</text:span></text:p>
      <text:p text:style-name="Text_20_body">Methods are somewhat like mathematical functions, for example<text:bookmark text:name="MJXc-Node-29"/><text:bookmark text:name="MJXc-Node-28"/> (<text:bookmark text:name="MJXc-Node-30"/>x<text:bookmark text:name="MJXc-Node-31"/>)<text:bookmark text:name="MJXc-Node-32"/>=<text:bookmark text:name="MJXc-Node-33"/>2<text:bookmark text:name="MJXc-Node-34"/>x<text:bookmark text:name="MJXc-Node-35"/>+<text:bookmark text:name="MJXc-Node-36"/>3. That function takes a number—represented by the variable parameter<text:bookmark text:name="MathJax-Element-4-Frame"/><text:bookmark text:name="MJXc-Node-37"/><text:bookmark text:name="MJXc-Node-38"/><text:bookmark text:name="MJXc-Node-39"/><text:bookmark text:name="MJXc-Node-40"/><text:bookmark text:name="MJXc-Node-41"/> x—doubles it, then adds three. It operates on a single number, and its result is a single number as well. In the case of a method, it's more like<text:bookmark text:name="MJXc-Node-47"/><text:bookmark text:name="MJXc-Node-46"/><text:bookmark text:name="MJXc-Node-45"/><text:bookmark text:name="MJXc-Node-44"/><text:bookmark text:name="MJXc-Node-43"/><text:bookmark text:name="MJXc-Node-42"/><text:bookmark text:name="MathJax-Element-5-Frame"/> f<text:bookmark text:name="MJXc-Node-49"/><text:bookmark text:name="MJXc-Node-48"/>(<text:bookmark text:name="MJXc-Node-50"/>p<text:bookmark text:name="MJXc-Node-51"/>)<text:bookmark text:name="MJXc-Node-52"/>=<text:bookmark text:name="MJXc-Node-53"/>c where<text:bookmark text:name="MJXc-Node-58"/><text:bookmark text:name="MJXc-Node-57"/><text:bookmark text:name="MJXc-Node-56"/><text:bookmark text:name="MJXc-Node-55"/><text:bookmark text:name="MJXc-Node-54"/><text:bookmark text:name="MathJax-Element-6-Frame"/> p <text:soft-page-break/>represents input parameters and<text:bookmark text:name="MJXc-Node-63"/><text:bookmark text:name="MJXc-Node-62"/><text:bookmark text:name="MJXc-Node-61"/><text:bookmark text:name="MJXc-Node-60"/><text:bookmark text:name="MJXc-Node-59"/><text:bookmark text:name="MathJax-Element-7-Frame"/> c represents whatever code it executes. Like a mathematical function a method can produce a result, but this isn't required.</text:p>
      <text:p text:style-name="P31"><text:span text:style-name="T25">Unlike C# we do not have to declare what or if the function/method returns anything</text:span><text:span text:style-name="T42">. </text:span></text:p>
      <text:p text:style-name="P31"><text:span text:style-name="T42">We do have to tell Godot that we are using a function. To declare functions we use “func”. </text:span>We also don't need any input data <text:span text:style-name="T42">for our function</text:span>. However, we still have to define the <text:span text:style-name="T42">function’s</text:span> parameters, as a comma-separated list between round brackets. It's just an empty list in our case. <text:span text:style-name="T42">Then, we add a colon to denote the start of our function code.</text:span> </text:p>
      <text:p text:style-name="P30">That gives us “func _ready():” but if you look, you will notice this is already in our script. func _ready(): is a function given to us by GDScript. It is called when a node is ‘ready’ after being added to the scene or after the scene has started in play mode. We’re currently in edit mode, so nothing will happen. Since the function is so commonly used, it will be in all your scripts that are loaded with the default template.</text:p>
      <text:p text:style-name="P30">3.6 Rotating via Code</text:p>
      <text:p text:style-name="P31"><text:span text:style-name="T42">To rotate the arms </text:span><text:span text:style-name="T44">we </text:span><text:span text:style-name="T43">simply have to access the rotation property of our arms, and change them. </text:span><text:span text:style-name="T44">Under our current func _ready(): you’ll notice i</text:span><text:span text:style-name="T58">t</text:span><text:span text:style-name="T44"> says “pass” we can delete that. </text:span><text:span text:style-name="T58">Pass simply tells Godot that you have declared a function but don’t want it to do anything. Since GDScript doesn’t use curly braces, there would be no way to know when the end of a function was, if there was no code added to the function. </text:span><text:span text:style-name="T44">You’ll want to keep the indentation, or if you accidentally delete it, be sure to press enter after the colon on the func _ready(): line to create a new indented line.</text:span></text:p>
      <text:p text:style-name="P55"><text:span text:style-name="T44">We want </text:span><text:span text:style-name="T58">to </text:span><text:span text:style-name="T44">access our hour pivot </text:span><text:span text:style-name="T51">arm</text:span><text:span text:style-name="T44"> and rotate it. So let’s access it with hours_pivot. To change the rotation we will use “</text:span><text:span text:style-name="T51">set_rotation”</text:span><text:span text:style-name="T44"> however, “</text:span><text:span text:style-name="T51">set_rotation”</text:span><text:span text:style-name="T44"> takes in radians, not degrees, so we’ll need get the engine to do some conversions for us. For that we use deg2rad, to turn our degrees into radians for the engine. </text:span><text:span text:style-name="T58">We also have to use <text:s/>a Vector3 of angles to tell Godot which angles we want to rotate. A Vector3 is simply three numbers separated by spaces. Like so: Vector3 (x, y, z) where x y and z are whatever you set them to be, so an example would be Vector3 (0, 0, 0). But we want to rotate the z property of our arm, and we want to rotate it by 30 degrees, converted to radians. </text:span><text:span text:style-name="T44">We now have:</text:span></text:p>
      <text:p text:style-name="P55"><text:span text:style-name="T44">func _ready():<text:line-break/><text:tab/>hours_pivot.set_rotation(Vector3(0, 0, </text:span><text:span text:style-name="T51">deg2rad(-30)))</text:span></text:p>
      <text:p text:style-name="P33">Now let’s enter play mode. There are two ways to do this. <text:span text:style-name="T45">We could play our currently active scene, and w</text:span>e can see the currently active scene by looking above the top left menu in our scene view (or script view). Right now, we should see a little reddish circle with the words “Main” because we saved our scene earlier and named it Main. </text:p>
      <text:p text:style-name="P33">We can use f6 to enter our currently active scene, <text:span text:style-name="T45">or we can press the little button in the top right that looks like a directors cut device with a play button in it (you can hover over the buttons to see what they do). It should be the button right after “stop”</text:span>. </text:p>
      <text:p text:style-name="P33"><text:soft-page-break/>Or, we can play our default scene. We have not set our default scene <text:span text:style-name="T45">yet </text:span>, but we can do that now. To play the default scene, let’s press f5, <text:span text:style-name="T45">or press the little play button (the left-most button in the top right corner)</text:span>. A popup will appear asking you to confirm what you want the main scene to be, click “Select” <text:span text:style-name="T58">a</text:span>nd choose “Main.tscn” that we saved earlier, then open it.</text:p>
      <text:p text:style-name="P32">Now, our play mode screen appears, with the name of our project and “(DEBUG)” beside it. <text:span text:style-name="T45">Godot will switch focus to our new screen, which renders what the Camera in the scene sees. The clock component will become ready, and the clock will be set to one o’clock.</text:span></text:p>
      <text:p text:style-name="P64"><text:span text:style-name="T45">Unlike Unity, you cannot </text:span><text:span text:style-name="T58">see</text:span><text:span text:style-name="T45"> changes in the game in the </text:span><text:span text:style-name="T51">scene </text:span><text:span text:style-name="T45">editor, however you can view your game scene tree by going back to your editor, and clicking “Remote” in the top left of the scene tree. By default mine displayed “root”, and “Main” as a child of root but nothing else. To see Main’s children let’s click the drop-down menu to the left of the name, and if needed do the same thing with Clock. This tree looks exactly like our editor scene because we haven’t changed any of the nodes </text:span><text:span text:style-name="T51">during play mode</text:span><text:span text:style-name="T45">. However, if we scroll down to our camera and we click it to open the inspector, we can change the z position of our camera to 6 and on our play screen, the position of the camera has changed.</text:span></text:p>
      <text:p text:style-name="P53">When we close the play screen and run play mode again, the clock will be reset to the position it was originally at before we changed it. You can exit play mode now, by closing the debug screen. <text:span text:style-name="T59">You’ll always want to be careful of making changes during play mode though.</text:span></text:p>
      <text:p text:style-name="P66"><text:span text:style-name="T59">In Godot, you can even change your scripts during play mode and save the changes to see them update in the play screen. </text:span></text:p>
      <text:p text:style-name="P34"/>
      <text:p text:style-name="Text_20_body">3.7 Getting the Current Time</text:p>
      <text:p text:style-name="Text_20_body">The next step is to figure out the current time when we <text:span text:style-name="T51">become ready in the scene</text:span>. <text:span text:style-name="T46">We can do this by using OS.get_time(), it will return the system time of the device we are running as a dictionary. To check that our clock will return the correct system time, we can use a print method. Let’s add print(OS.get_time()) to our code, above the hours_pivot rotation. So we have:</text:span></text:p>
      <text:p text:style-name="P56">func _ready():<text:line-break/><text:tab/>print(OS.get_time())<text:line-break/><text:tab/>ho<text:span text:style-name="T44">urs_pivot.set_rotation(Vector3(0, 0, </text:span><text:span text:style-name="T51">deg2rad(-30)))</text:span></text:p>
      <text:p text:style-name="P35">Let’s run our current script, you can use f5 or f6, or the play buttons. <text:span text:style-name="T59">T</text:span>he script you are working on will automatically be saved, and the play mode launched. Back in the editor window, if the bottom of your screen doesn’t show “output” <text:s/>with information about the Godot engine and then {hour:, minute:. , second: } with the hour minute and second of your current time, click “output” at the bottom to bring up the window. You can check the time against your own. You can close the play window by exiting out of it.</text:p>
      <text:p text:style-name="Text_20_body">3.8 Rotating the Arms </text:p>
      <text:p text:style-name="Text_20_body"><text:soft-page-break/>We're getting close to a working clock. <text:span text:style-name="T46">Let’s again start with the hours. OS.get_time() has an hour property, as we saw in the output window. We can get it be adding .hour to our OS.get_time(), we’ll have:</text:span></text:p>
      <text:p text:style-name="P56">func _ready():<text:line-break/><text:tab/>print(OS.get_time().<text:span text:style-name="T47">hour</text:span>)<text:line-break/><text:tab/>h<text:span text:style-name="T44">ours_pivot.set_rotation(Vector3(0, 0, </text:span><text:span text:style-name="T51">deg2rad(-30)))</text:span></text:p>
      <text:p text:style-name="P36"><text:span text:style-name="T47">This will give us the current hour of the d</text:span>ay. So to have the hours arm show the current hour we have to multiply the −30° rotation by the current hour. Multiplication is done with the asterisk <text:span text:style-name="Source_20_Text">* </text:span>character. We also no longer need to <text:span text:style-name="T47">print</text:span> the current time so can get rid of th<text:span text:style-name="T52">e print</text:span> statement.</text:p>
      <text:p text:style-name="P57"><text:span text:style-name="T47">func _ready():<text:line-break/><text:tab/>h</text:span><text:span text:style-name="T44">ours_pivot.set_rotation(Vector3(0, 0, </text:span><text:span text:style-name="T51">deg2rad(-30)* </text:span><text:span text:style-name="T52">OS.get_time().hour</text:span><text:span text:style-name="T51">))</text:span></text:p>
      <text:p text:style-name="Text_20_body">To make it clear that we're converting from hours to <text:span text:style-name="T52">radians</text:span>, we can define an “<text:span text:style-name="T47">hours_to_</text:span><text:span text:style-name="T52">radians</text:span><text:span text:style-name="T47">” </text:span>field containing the conversion factor, <text:span text:style-name="T52">including the deg</text:span><text:span text:style-name="T59">2</text:span><text:span text:style-name="T52">rad</text:span>. <text:span text:style-name="T47">Then we’ll multiply with the new variable instead of the literal -30 in _ready():. </text:span><text:span text:style-name="T52">Our code looks like this:</text:span></text:p>
      <text:p text:style-name="Text_20_body"/>
      <text:p text:style-name="Text_20_body">extends Spatial</text:p>
      <text:p text:style-name="Text_20_body"/>
      <text:p text:style-name="Text_20_body">onready var hours_pivot = get_node("HoursArmPivot")<text:line-break/>onready var minutes_pivot = get_node("MinutesArmPivot")<text:line-break/>onready var seconds_pivot = get_node("SecondsArmPivot")</text:p>
      <text:p text:style-name="Text_20_body"><text:span text:style-name="T52">var</text:span> hours_to_radians = deg2rad(-30)</text:p>
      <text:p text:style-name="P57"># Called when the node enters the scene tree for the first time.<text:line-break/>func _ready():<text:line-break/><text:tab/>h<text:span text:style-name="T44">ours_pivot.set_rotation(Vector3(0, 0, </text:span>hours_to_<text:span text:style-name="T52">radians </text:span>*OS.get_time().hour)<text:span text:style-name="T52">)</text:span><text:line-break/></text:p>
      <text:p text:style-name="Text_20_body">The amount of <text:span text:style-name="T52">radians</text:span> per hour is always the same. We can enforce this by adding the ”<text:span text:style-name="T47">const” pre</text:span>fix to the declaration o<text:span text:style-name="T47">f “hours_to_</text:span><text:span text:style-name="T52">radians</text:span><text:span text:style-name="T47">” </text:span>This turns it into a constant instead of a field. </text:p>
      <text:p text:style-name="Text_20_body">const hours_to_<text:span text:style-name="T52">radians</text:span> = deg2rad(-30)</text:p>
      <text:p text:style-name="Text_20_body">Let's give the same treatment to the other two arms, using the appropriate properties <text:span text:style-name="T47">of OS.get_time()</text:span>. Both a minute and a second are represented by a rotation of negative six degrees.</text:p>
      <text:p text:style-name="P36">extends Spatial</text:p>
      <text:p text:style-name="P36"/>
      <text:p text:style-name="P36"><text:soft-page-break/>onready var hours_pivot = get_node("HoursArmPivot")<text:line-break/>onready var minutes_pivot = get_node("MinutesArmPivot")<text:line-break/>onready var seconds_pivot = get_node("SecondsArmPivot")</text:p>
      <text:p text:style-name="P31"/>
      <text:p text:style-name="P31">const hours_to_<text:span text:style-name="T52">radians</text:span> = deg2rad(-30)<text:line-break/>const minutes_to_<text:span text:style-name="T52">radians</text:span> = deg2rad(-<text:span text:style-name="T52">6</text:span>)<text:line-break/>const seconds_to_<text:span text:style-name="T52">radians</text:span> = deg2rad(-<text:span text:style-name="T52">6</text:span>)</text:p>
      <text:p text:style-name="P31"/>
      <text:p text:style-name="P57"># Called when the node enters the scene tree for the first time.<text:line-break/>func _ready():<text:line-break/><text:tab/>h<text:span text:style-name="T44">ours_pivot.set_rotation(Vector3(0, 0, </text:span>hours_to_<text:span text:style-name="T52">radians </text:span>* OS.get_time().hour)<text:span text:style-name="T52">)</text:span><text:tab/><text:span text:style-name="T52">minutes</text:span><text:span text:style-name="T44">_pivot.set_rotation(Vector3(0, 0, </text:span><text:span text:style-name="T52">minutes</text:span>_to_<text:span text:style-name="T52">radians </text:span>* OS.get_time().<text:span text:style-name="T52">minute</text:span>)<text:span text:style-name="T52">)</text:span><text:tab/><text:span text:style-name="T52">second</text:span><text:span text:style-name="T44">s_pivot.set_rotation(Vector3(0, 0, </text:span><text:span text:style-name="T52">second</text:span>s_to_<text:span text:style-name="T52">radians </text:span>* OS.get_time().<text:span text:style-name="T52">second</text:span>)<text:span text:style-name="T52">)</text:span></text:p>
      <text:p text:style-name="P36"><text:span text:style-name="T47">We’re using “OS.get_time()” three times</text:span>, to retrieve the hour, minute, and second. Each time we go through the property again, which requires some work, which could theoretically result in different time values. To make sure that this doesn't happen, we should retrieve the time only once. We can do this by declaring a variable inside the method and assign the time to it, then use this value afterwards. Let's name i<text:span text:style-name="T47">t “time”</text:span></text:p>
      <text:p text:style-name="Text_20_body">func _ready():<text:line-break/><text:tab/>var time = OS.get_time() <text:line-break/><text:tab/>hours_pivot.set_rotation(Vector3(0, 0, hours_to_radians * time.hour))<text:tab/>minutes_pivot.set_rotation(Vector3(0, 0, minutes_to_radians * time.minute))<text:tab/>seconds_pivot.set_rotation(Vector3(0, 0, seconds_to_radians * time.second))</text:p>
      <text:p text:style-name="Text_20_body"/>
      <text:p text:style-name="Text_20_body">3.9 Animating the Arms</text:p>
      <text:p text:style-name="Text_20_body">We get the current time when entering play mode, but after that the clock remains motionless. To keep the clock synchronized with the current time, change the name of our “<text:span text:style-name="T48">ready” m</text:span>ethod <text:span text:style-name="T48">to “process”</text:span>. This is another special event method that gets invoked by <text:span text:style-name="T49">Godot</text:span> every frame instead of just once, as long as we stay in play mode.</text:p>
      <text:p text:style-name="P54"><text:span text:style-name="T50">We can see the “process” function already set up for us below ready </text:span><text:span text:style-name="T52">in our default formatted code</text:span><text:span text:style-name="T50">, we can see that it takes in a variable called delta. Let’s go ahead and delete the existing func _process(delta): and rename our _ready(): function to _process(_delta). </text:span><text:span text:style-name="T52">We make _delta have an underscore because we are not going to be using delta in this tutorial and Godot will throw a warning when you run play mode, that you should put an underscore before delta if it is not going to be used.</text:span></text:p>
      <text:p text:style-name="Text_20_body">extends Spatial</text:p>
      <text:p text:style-name="Text_20_body"><text:soft-page-break/></text:p>
      <text:p text:style-name="Text_20_body">onready var hours_pivot = get_node("HoursArmPivot")<text:line-break/>onready var minutes_pivot = get_node("MinutesArmPivot")<text:line-break/>onready var seconds_pivot = get_node("SecondsArmPivot")</text:p>
      <text:p text:style-name="Text_20_body"/>
      <text:p text:style-name="Text_20_body">const hours_to_radians = deg2rad(-30)<text:line-break/>const minutes_to_radians = deg2rad(-6)<text:line-break/>const seconds_to_radians = deg2rad(-6)</text:p>
      <text:p text:style-name="Text_20_body"/>
      <text:p text:style-name="Text_20_body">func _process(_delta):<text:line-break/>var time = OS.get_time() <text:line-break/><text:tab/>hours_pivot.set_rotation(Vector3(0, 0, hours_to_radians * time.hour))<text:tab/>minutes_pivot.set_rotation(Vector3(0, 0, minutes_to_radians * time.minute))<text:tab/>seconds_pivot.set_rotation(Vector3(0, 0, seconds_to_radians * time.second))</text:p>
      <text:p text:style-name="Text_20_body"/>
      <text:p text:style-name="P65">3.10 Rounding Out the Clock</text:p>
      <text:p text:style-name="P66"><text:span text:style-name="T59">You may have noticed that our clock is not fully rounded, if you would like a nicer, rounded clock, click the “Face” node in our hierarchy, and look at the inspector. Under “Sides” increase the number of sides until you’re happy with the rounded-ness of the clock. I like 21.</text:span></text:p>
      <text:p text:style-name="P66"/>
      <text:p text:style-name="Text_20_body">Now you know the fundamentals of <text:span text:style-name="T53">node</text:span> creation and writing code in <text:span text:style-name="T53">Godot</text:span>. The next tutorial <text:span text:style-name="T53">will be Building a Graph… most likely.</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svg:font-family="Courier, monospace"/>
    <style:font-face style:name="Lohit Devanagari1" svg:font-family="'Lohit Devanagari'"/>
    <style:font-face style:name="Lucida Grande" svg:font-family="'Lucida Grande', Arial, sans-serif"/>
    <style:font-face style:name="Nunito" svg:font-family="Nuni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5:21:29.848213486</meta:creation-date>
    <dc:date>2021-05-26T15:25:37.527173976</dc:date>
    <meta:editing-duration>PT2H16M28S</meta:editing-duration>
    <meta:editing-cycles>11</meta:editing-cycles>
    <meta:generator>LibreOffice/6.4.7.2$Linux_X86_64 LibreOffice_project/40$Build-2</meta:generator>
    <meta:document-statistic meta:table-count="0" meta:image-count="0" meta:object-count="0" meta:page-count="16" meta:paragraph-count="182" meta:word-count="7003" meta:character-count="39237" meta:non-whitespace-character-count="32344"/>
  </office:meta>
</office:document-meta>
</file>